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1" calcext:value-type="float">
            <text:p>41</text:p>
          </table:table-cell>
          <table:table-cell table:style-name="ce7" table:formula="of:=COUNTIF([.B7:.B135];&quot;X&quot;)" office:value-type="float" office:value="31" calcext:value-type="float">
            <text:p>31</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46" calcext:value-type="float">
            <text:p>46</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 table:number-rows-repeated="88">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2" table:number-rows-repeated="1047570">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2">00/00/0000</text:date>, <text:time style:data-style-name="N2" text:time-value="21:49:09.6400520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2T21:50:51.874059870</dc:date>
    <meta:editing-duration>PT5H53M32S</meta:editing-duration>
    <meta:editing-cycles>62</meta:editing-cycles>
    <meta:document-statistic meta:table-count="1" meta:cell-count="230" meta:object-count="0"/>
  </office:meta>
</office:document-meta>
</file>